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75834" calcext:value-type="float" table:number-columns-spanned="1" table:number-rows-spanned="2">
            <text:p>75834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113332" calcext:value-type="float" table:number-columns-spanned="1" table:number-rows-spanned="2">
            <text:p>11333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8]*[.S8])" office:value-type="float" office:value="1250" calcext:value-type="float">
            <text:p>125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0" calcext:value-type="float">
            <text:p>10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1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9]*[.S9])" office:value-type="float" office:value="9490" calcext:value-type="float">
            <text:p>9490</text:p>
          </table:table-cell>
        </table:table-row>
        <table:table-row table:style-name="ro1">
          <table:table-cell table:number-columns-repeated="12"/>
          <table:table-cell table:style-name="ce50" table:formula="of:=SUM([.U$1:.U$1048576])" office:value-type="float" office:value="113332" calcext:value-type="float" table:number-columns-spanned="2" table:number-rows-spanned="2">
            <text:p>11333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0]*[.S10])" office:value-type="float" office:value="9999" calcext:value-type="float">
            <text:p>99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1]*[.S11])" office:value-type="float" office:value="12999" calcext:value-type="float">
            <text:p>129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3]*[.S13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L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14]*[.C14])" office:value-type="float" office:value="14999" calcext:value-type="float">
            <text:p>14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4]*[.S14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8" calcext:value-type="float">
            <text:p>8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5]*[.S15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9" calcext:value-type="float">
            <text:p>9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999" calcext:value-type="float">
            <text:p>7999</text:p>
          </table:table-cell>
          <table:table-cell table:formula="of:=([.T16]*[.S16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7]*[.C17])" office:value-type="float" office:value="9999" calcext:value-type="float">
            <text:p>9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8]*[.S18])"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19]*[.C19])" office:value-type="float" office:value="4999" calcext:value-type="float">
            <text:p>4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9]*[.S19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number-columns-repeated="2"/>
          <table:table-cell table:style-name="Default"/>
          <table:table-cell table:number-columns-repeated="8"/>
          <table:table-cell table:style-name="ce32"/>
          <table:table-cell/>
          <table:table-cell table:style-name="Default"/>
          <table:table-cell table:style-name="ce9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2"/>
          <table:table-cell table:style-name="Default"/>
          <table:table-cell table:number-columns-repeated="8"/>
          <table:table-cell table:style-name="ce3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2]*[.C22])" office:value-type="float" office:value="12999" calcext:value-type="float">
            <text:p>12999</text:p>
          </table:table-cell>
          <table:table-cell table:number-columns-repeated="2"/>
          <table:table-cell table:style-name="Default"/>
          <table:table-cell table:number-columns-repeated="8"/>
          <table:table-cell table:style-name="ce3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3]*[.C23])" office:value-type="float" office:value="7999" calcext:value-type="float">
            <text:p>7999</text:p>
          </table:table-cell>
          <table:table-cell table:number-columns-repeated="2"/>
          <table:table-cell table:style-name="Default"/>
          <table:table-cell table:number-columns-repeated="8"/>
          <table:table-cell table:style-name="ce3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8"/>
          <table:table-cell table:style-name="ce3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8"/>
          <table:table-cell table:style-name="ce32"/>
          <table:table-cell table:number-columns-repeated="2"/>
          <table:table-cell table:style-name="ce92"/>
          <table:table-cell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2"/>
          <table:table-cell table:style-name="ce85" office:value-type="string" calcext:value-type="string">
            <text:p>SAM A32 6/128 VIOLET</text:p>
          </table:table-cell>
          <table:table-cell office:value-type="string" calcext:value-type="string">
            <text:p>B-6</text:p>
          </table:table-cell>
          <table:table-cell table:style-name="ce34"/>
          <table:table-cell table:style-name="ce15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2"/>
          <table:table-cell table:style-name="ce85" office:value-type="string" calcext:value-type="string">
            <text:p>VIVO Y11 3/32 BLUE</text:p>
          </table:table-cell>
          <table:table-cell office:value-type="string" calcext:value-type="string">
            <text:p>HEADOFFICE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2"/>
          <table:table-cell table:style-name="ce85" office:value-type="string" calcext:value-type="string">
            <text:p>SAM M31 8/128 BLUE</text:p>
          </table:table-cell>
          <table:table-cell office:value-type="string" calcext:value-type="string">
            <text:p>HEADOFFICE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8:00:15.28054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25T18:03:42.364051225</dc:date>
    <meta:editing-duration>PT2H2M48S</meta:editing-duration>
    <meta:editing-cycles>28</meta:editing-cycles>
    <meta:generator>LibreOffice/7.0.5.2$Linux_X86_64 LibreOffice_project/00$Build-2</meta:generator>
    <meta:document-statistic meta:table-count="2" meta:cell-count="194" meta:object-count="0"/>
  </office:meta>
</office:document-meta>
</file>